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FZSongTi" svg:font-family="FZSongTi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table:formula="of:=['file:///home/kyoshida/ooo/ooo-test-files/calc/external-ref/multi-table-data.ods'#$T1.$A$1]" office:value-type="string" office:string-value="from T1">
            <text:p>from T1</text:p>
          </table:table-cell>
        </table:table-row>
        <table:table-row table:style-name="ro1">
          <table:table-cell table:formula="of:=['file:///home/kyoshida/ooo/ooo-test-files/calc/external-ref/multi-table-data.ods'#$T2.$A$1]" office:value-type="string" office:string-value="from T2">
            <text:p>from T2</text:p>
          </table:table-cell>
        </table:table-row>
        <table:table-row table:style-name="ro1">
          <table:table-cell table:formula="of:=['file:///home/kyoshida/ooo/ooo-test-files/calc/external-ref/multi-table-data.ods'#$T3.$A$1]" office:value-type="string" office:string-value="from T3">
            <text:p>from T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'file:///home/kyoshida/ooo/ooo-test-files/calc/external-ref/multi-table-data.ods'#T1" table:print="false" table:style-name="ta_extref">
        <table:table-source xlink:href="../multi-table-data.ods" table:table-name="T1" table:filter-name="calc8" table:mode="copy-results-only"/>
        <table:table-row>
          <table:table-cell table:style-name="ce1" office:value-type="string">
            <text:p>from T1</text:p>
          </table:table-cell>
        </table:table-row>
      </table:table>
      <table:table table:name="'file:///home/kyoshida/ooo/ooo-test-files/calc/external-ref/multi-table-data.ods'#T2" table:print="false" table:style-name="ta_extref">
        <table:table-source xlink:href="../multi-table-data.ods" table:table-name="T2" table:filter-name="calc8" table:mode="copy-results-only"/>
        <table:table-row>
          <table:table-cell table:style-name="ce1" office:value-type="string">
            <text:p>from T2</text:p>
          </table:table-cell>
        </table:table-row>
      </table:table>
      <table:table table:name="'file:///home/kyoshida/ooo/ooo-test-files/calc/external-ref/multi-table-data.ods'#T3" table:print="false" table:style-name="ta_extref">
        <table:table-source xlink:href="../multi-table-data.ods" table:table-name="T3" table:filter-name="calc8" table:mode="copy-results-only"/>
        <table:table-row>
          <table:table-cell table:style-name="ce1" office:value-type="string">
            <text:p>from T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FZSongTi" svg:font-family="FZSongTi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FZSongT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8">03/08/2010</text:date>, <text:time>11:4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08T11:41:20</meta:creation-date>
    <dc:date>2010-03-08T11:42:44</dc:date>
    <meta:editing-duration>PT1M25S</meta:editing-duration>
    <meta:editing-cycles>2</meta:editing-cycles>
    <meta:generator>OpenOffice.org/3.3$Linux OpenOffice.org_project/300m72$Build-9484</meta:generator>
    <meta:document-statistic meta:table-count="3" meta:cell-count="3" meta:object-count="0"/>
  </office:meta>
</office:document-meta>
</file>